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1091in"/>
    </style:style>
    <style:style style:name="co9" style:family="table-column">
      <style:table-column-properties fo:break-before="auto" style:column-width="0.972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2362in" fo:break-before="auto" style:use-optimal-row-height="fals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8807in" fo:break-before="auto" style:use-optimal-row-height="false"/>
    </style:style>
    <style:style style:name="ta1" style:family="table" style:master-page-name="PageStyle_5f_relación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padding="0.028in"/>
    </style:style>
    <style:style style:name="ce4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RELACIÓ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48"/>
          <table:table-cell table:style-name="ce61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table:number-columns-spanned="5" table:number-rows-spanned="1"/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table:number-columns-spanned="5" table:number-rows-spanned="1"/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36" table:number-columns-spanned="5" table:number-rows-spanned="1"/>
          <table:covered-table-cell table:style-name="ce36"/>
          <table:covered-table-cell table:number-columns-repeated="3" table:style-name="ce27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table:number-columns-spanned="7" table:number-rows-spanned="1"/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table:number-columns-spanned="2" table:number-rows-spanned="1"/>
          <table:covered-table-cell table:style-name="ce33"/>
          <table:table-cell table:style-name="ce33" table:number-columns-repeated="2"/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24" table:number-columns-spanned="2" table:number-rows-spanned="1"/>
          <table:covered-table-cell table:style-name="ce24"/>
          <table:table-cell table:style-name="ce33" table:number-columns-repeated="2"/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CMPNE-CNC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 COMPONE UNA CANCIÓN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-COMPONE-CANCION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ARTSTA-CMPNE-CNC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artista, ya bien sea un grupo o individuo, compone una o varias canciones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ANCIÓN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ARTISTA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VRS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 INTERPRETA UNA VERSIÓN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-INTERPRETA-VERSION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ARTSTA-INTRPRTA-VRS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artista, ya bien sea un grupo o individuo, interpreta una versión particular de una canción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VERSIÓN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ARTISTA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ALB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 INTERPRETA UN ÁLBUM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-INTERPRETA-ALBUM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ARTSTA-INTRPRTA-VRS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artista, ya bien sea un grupo o individuo, interpreta todas las versiones de un álbum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6">
          <table:table-cell table:style-name="ce9" office:value-type="string" calcext:value-type="string" table:number-columns-spanned="7" table:number-rows-spanned="1">
            <text:p>Todas las versiones de un álbum deben ser interpretadas por el mismo artista, de no ser así este</text:p>
            <text:p>Valor será nulo</text:p>
          </table:table-cell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ALBUM</text:p>
          </table:table-cell>
          <table:covered-table-cell table:style-name="ce33"/>
          <table:table-cell table:style-name="ce44" office:value-type="string" calcext:value-type="string">
            <text:p>PARCI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ARTISTA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-INCLYE-VRS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ÁLBUM INCLUYE UNA VERSIÓN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LBUM-INCLUYE-VERSION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ALBUM-INCLYE-VRS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album contiene en su repertorio un conjunto de versiones ordenadas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7">
          <table:table-cell table:style-name="ce9" office:value-type="string" calcext:value-type="string" table:number-columns-spanned="7" table:number-rows-spanned="1">
            <text:p>Se debe tener en cuenta que varias versiones dentro de un mismo album no pueden tener la misma</text:p>
            <text:p>posición dentro del album</text:p>
          </table:table-cell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ÁLBUM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VERSIÓN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office:value-type="string" calcext:value-type="string" table:number-columns-spanned="2" table:number-rows-spanned="1">
            <text:p>PSCN</text:p>
          </table:table-cell>
          <table:covered-table-cell table:style-name="ce35"/>
          <table:table-cell table:style-name="ce35" table:number-columns-repeated="2"/>
          <table:table-cell table:style-name="ce28"/>
          <table:table-cell table:style-name="ce28" office:value-type="string" calcext:value-type="string">
            <text:p>*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-TIENE-VRSN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CANCIÓN TIENE UNA VERSIÓN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CANCION-TIENE-VERSION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CNCN-TIENE-VRS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Cada una de las interpretaciones por parte de un artista de una canción concreta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ANCIÓN</text:p>
          </table:table-cell>
          <table:covered-table-cell table:style-name="ce33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VERSIÓN</text:p>
          </table:table-cell>
          <table:covered-table-cell table:style-name="ce24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-TIENE-COMP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VERSIÓN TIENE COMPRAS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VERSION-TIENE-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VRSN-TIENE-COMPRA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Cada una de las adquisiciones individuales de una versión concreta por parte de un usuario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OMPRA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VERSIÓN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EFCTA-COMP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USUARIO EFECTUA UNA 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USUARIO-EFECTUA-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USRO-EFCTA-COMPRA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usuario realiza una compra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OMPRA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USUARIO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-DSCRGA-COMPR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DISPOSITIVO DESCARGA UNA 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DISPOSITIVO-DESCARGA-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DSPSTVO-DSCRGA-COMPRA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Las descargas de un dispositivo de las versiones musicales adquiridas en una compra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OMPRA</text:p>
          </table:table-cell>
          <table:covered-table-cell table:style-name="ce33"/>
          <table:table-cell table:style-name="ce44" office:value-type="string" calcext:value-type="string">
            <text:p>PARCI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DISPOSITIVO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POSEE-DSPSTVO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USUARIO POSEE UN DISPOSITIVO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USUARIO-POSEE-DISPOSITIVO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USRO-POSEE-DSPSTVO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Los dispositivos pertenecientes a un usuario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USUARIO</text:p>
          </table:table-cell>
          <table:covered-table-cell table:style-name="ce33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DISPOSITIVO</text:p>
          </table:table-cell>
          <table:covered-table-cell table:style-name="ce24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0:49:16.243639456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relación" style:display-name="PageStyle_rel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22T10:53:49.963725964</dc:date>
    <meta:print-date>2016-01-28T16:40:00</meta:print-date>
    <meta:editing-cycles>53</meta:editing-cycles>
    <meta:editing-duration>PT2H10M24S</meta:editing-duration>
    <meta:generator>LibreOffice/6.4.7.2$Linux_X86_64 LibreOffice_project/40$Build-2</meta:generator>
    <meta:document-statistic meta:table-count="10" meta:cell-count="274" meta:object-count="0"/>
  </office:meta>
</office:document-meta>
</file>